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ThroughSourceExtractorTests.testPassThroughContractEven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ssThroughSourceExtractorTests.testPassThroughCon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